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Rinaldi – 101902285</text:p>
      <text:p text:style-name="P1">9/10/2014</text:p>
      <text:p text:style-name="P1">Homework 1</text:p>
      <text:p text:style-name="P1"/>
      <text:p text:style-name="P1">Honor Code Pledge Signature:_________________________________________________________</text:p>
      <text:p text:style-name="P1"/>
      <text:p text:style-name="P1"/>
      <text:p text:style-name="P1"/>
      <text:p text:style-name="P2">Q1 Specifying Inputs and Outputs</text:p>
      <text:p text:style-name="P1"/>
      <text:p text:style-name="P1">(a) <text:s/>Driving Directions</text:p>
      <text:p text:style-name="P1"><text:s text:c="6"/>Input: <text:s/>Current Location, Destination</text:p>
      <text:p text:style-name="P1"><text:s text:c="6"/>Output: Next Direction, List of remaining directions</text:p>
      <text:p text:style-name="P1"/>
      <text:p text:style-name="P1">(b) Course Scheduling</text:p>
      <text:p text:style-name="P1"><text:s text:c="6"/>Input: Desired Courses, Available Times</text:p>
      <text:p text:style-name="P1"><text:s text:c="6"/>Output: List of classes and their times</text:p>
      <text:p text:style-name="P1"/>
      <text:p text:style-name="P1">(c) Google's web search problem</text:p>
      <text:p text:style-name="P1"><text:s text:c="6"/>Input: Search parameters</text:p>
      <text:p text:style-name="P1"><text:s text:c="6"/>Output: Search results</text:p>
      <text:p text:style-name="P1"/>
      <text:p text:style-name="P1">(d) Amazon's item recommendation problem</text:p>
      <text:p text:style-name="P1"><text:s text:c="6"/>Input: User's search history</text:p>
      <text:p text:style-name="P1"><text:s text:c="6"/>Output: Item recommendations</text:p>
      <text:p text:style-name="P1"/>
      <text:p text:style-name="P1"/>
      <text:p text:style-name="P2">Q2 Run Times</text:p>
      <text:p text:style-name="P1"/>
      <text:p text:style-name="P1">(a)<text:tab/>f(n) = 3n^(7) + 4n^(3) <text:tab/><text:tab/>g(n) = 100n^(5) + 50n^(2) + 100</text:p>
      <text:p text:style-name="P1"><text:tab/>The rate at which <text:span text:style-name="T3">f increases is 21n^(6) + 12n^(2) and the rate at which g increases is </text:span></text:p>
      <text:p text:style-name="P1"><text:span text:style-name="T3"><text:s text:c="12"/>500n^(4) + 100n, so</text:span> f = Ω(g) because f(n) increases more rapidly than g(n).</text:p>
      <text:p text:style-name="P1"/>
      <text:p text:style-name="P1">(b)<text:tab/>f(n) = log(10n)<text:tab/><text:tab/><text:tab/>g(n) = log(n^(3))</text:p>
      <text:p text:style-name="P1"><text:tab/>f(n) simplifies down to f(n) = log(10) + log (n) = log(n) and g(n) = log(n^(3)) = 3log(n) =log(n),</text:p>
      <text:p text:style-name="P1"><text:tab/>so, f = Θ(g) because both functions increase at the same rate.</text:p>
      <text:p text:style-name="P1"/>
      <text:p text:style-name="P1">(c)<text:tab/>f(n) = (3^n)/7<text:tab/><text:tab/><text:tab/><text:tab/>g(n) = n^(5)log(n)</text:p>
      <text:p text:style-name="P1"><text:tab/>f(n) = (3^n)/7 = 3^n and g(n) = n^(5)log(n) = n^5, because an exponential will dominate a</text:p>
      <text:p text:style-name="P1"><text:tab/>polynomial, f = Ω(g).</text:p>
      <text:p text:style-name="P1"/>
      <text:p text:style-name="P1">(d)<text:tab/>f(n) = (3/2)^n<text:tab/><text:tab/><text:tab/><text:tab/>g(n) = 8n^(4) + 6log(n)</text:p>
      <text:p text:style-name="P1"><text:tab/>f(n) is an exponential function and g(n) is a polynomial function, so f = Ω(g)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3 Formal Definition of Big O</text:p>
      <text:p text:style-name="P2"/>
      <text:p text:style-name="P3"/>
      <text:p text:style-name="P1">The formal definition of Big O notation says the if <text:span text:style-name="T1">f </text:span><text:span text:style-name="T3">and </text:span><text:span text:style-name="T1">g</text:span><text:span text:style-name="T3"> are in a subset of real numbers, the for f = O(g), then </text:span><text:span text:style-name="T1">g</text:span><text:span text:style-name="T3"> must be the upper bound of</text:span><text:span text:style-name="T2"> f</text:span><text:span text:style-name="T4">, meaning that no value of </text:span><text:span text:style-name="T2">f</text:span><text:span text:style-name="T4"> can be larger than a value of </text:span><text:span text:style-name="T2">g</text:span><text:span text:style-name="T4">. In order to establish the running time of a function or a process we remove any additions and multipliers to the function, so as is stated in the question, something like 4n + 8 becomes just n. So using this idea, we can see that if f(n) = n and g(n) = 4n + 8, we are actually only comparing f(n) = n and g(n) = n. So because, f(n) = g(n) for the purposes of figuring run time, both are bounded by the other, so, f = O(g) and g = O(f), or, in the expanded form, 4n + 8 = O(n) and n = O(4n + 8).</text:span></text:p>
      <text:p text:style-name="P1"><text:span text:style-name="T4"/></text:p>
      <text:p text:style-name="P1"><text:span text:style-name="T4"/></text:p>
      <text:p text:style-name="P2">Q4 Selection Sort</text:p>
      <text:p text:style-name="P2"/>
      <text:p text:style-name="P4">import random</text:p>
      <text:p text:style-name="P4">import math</text:p>
      <text:p text:style-name="P4">import time </text:p>
      <text:p text:style-name="P4">import array</text:p>
      <text:p text:style-name="P4"/>
      <text:p text:style-name="P4">def selectionSort(A, n):</text:p>
      <text:p text:style-name="P4"><text:s text:c="4"/>for i in range(0, n-2):</text:p>
      <text:p text:style-name="P4"><text:s text:c="4"/><text:tab/>i_min = i</text:p>
      <text:p text:style-name="P4"><text:tab/>for j in range(i+1, n-1):</text:p>
      <text:p text:style-name="P4"><text:tab/> <text:s text:c="3"/>if A[j] &lt; A[i_min]:</text:p>
      <text:p text:style-name="P4"><text:tab/> <text:s text:c="6"/>i_min = j</text:p>
      <text:p text:style-name="P4"><text:s text:c="8"/>temp = A[i]</text:p>
      <text:p text:style-name="P4"><text:s text:c="4"/><text:tab/>A[i] = A[i_min]</text:p>
      <text:p text:style-name="P4"><text:s text:c="4"/><text:tab/>A[i_min] = temp</text:p>
      <text:p text:style-name="P4"/>
      <text:p text:style-name="P4">def main():</text:p>
      <text:p text:style-name="P4"><text:s text:c="4"/>for i in range (3, 7):</text:p>
      <text:p text:style-name="P4"><text:s text:c="8"/>T = array.array('f')</text:p>
      <text:p text:style-name="P4"><text:s text:c="4"/><text:tab/>end = 10**i</text:p>
      <text:p text:style-name="P4"><text:tab/>for n in range (0, 10):</text:p>
      <text:p text:style-name="P4"><text:tab/> <text:s text:c="3"/>A = array.array('i')</text:p>
      <text:p text:style-name="P4"><text:tab/> <text:s text:c="3"/>for z in range (0, end):</text:p>
      <text:p text:style-name="P4"><text:tab/> <text:s text:c="3"/><text:tab/>A.append(random.randint(0, 1000000))</text:p>
      <text:p text:style-name="P4"><text:tab/> <text:s text:c="3"/>time1 = time.time()</text:p>
      <text:p text:style-name="P4"><text:tab/> <text:s text:c="3"/>selectionSort(A, len(A))</text:p>
      <text:p text:style-name="P4"><text:tab/> <text:s text:c="3"/>time2 = time.time()</text:p>
      <text:p text:style-name="P4"><text:s text:c="12"/>timeTot = time2-time1</text:p>
      <text:p text:style-name="P4"><text:tab/> <text:s text:c="3"/>print (timeTot)</text:p>
      <text:p text:style-name="P4"><text:s text:c="12"/>T.append(timeTot)</text:p>
      <text:p text:style-name="P4"><text:s text:c="8"/>g = 0</text:p>
      <text:p text:style-name="P4"><text:tab/>for x in range (0, len(T)):</text:p>
      <text:p text:style-name="P4"><text:s text:c="12"/>g = g + T[x]</text:p>
      <text:p text:style-name="P4"><text:s text:c="8"/>print(g/len(T))</text:p>
      <text:p text:style-name="P4"><text:s text:c="8"/>print()</text:p>
      <text:p text:style-name="P4"/>
      <text:p text:style-name="P4"><text:soft-page-break/>if __name__ == "__main__":</text:p>
      <text:p text:style-name="P4"><text:s text:c="4"/>main()</text:p>
      <text:p text:style-name="P4"/>
      <text:p text:style-name="P5">The above is my program for running the selection sort. </text:p>
      <text:p text:style-name="P5">On the 10^3, the minimum running time was: 0.05306 seconds, the max time was: 0.05688 seconds and the average was 0.05406 seconds</text:p>
      <text:p text:style-name="P5">On the 10^5, the min was 5.465 seconds, the max was 5.6903 seconds and the average time was 5.636 seconds.</text:p>
      <text:p text:style-name="P5"/>
      <text:p text:style-name="P5">I used an intel i7 processor, running the CS Virtual Machine (Ubuntu) with 2048 MB of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9-03T17:52:17</meta:creation-date>
    <dc:date>2014-09-10T09:17:36</dc:date>
    <dc:creator>user </dc:creator>
    <meta:editing-duration>PT21H4M52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70" meta:word-count="551" meta:character-count="3194" meta:non-whitespace-character-count="2472"/>
  </office:meta>
</office:document-meta>
</file>